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ard">
        <draw:custom-shape draw:style-name="gr1" draw:text-style-name="P1" draw:layer="layout" svg:width="12.5cm" svg:height="3.1cm" svg:x="2.5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2cm" svg:x="2.9cm" svg:y="7.3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cm" svg:height="2.2cm" svg:x="9.9cm" svg:y="7.3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cm" svg:y1="8.4cm" svg:x2="7.5cm" svg:y2="8.4cm" draw:start-shape="id1" draw:start-glue-point="3" draw:end-shape="id2" draw:end-glue-point="1" svg:d="m9900 8400h-2400">
          <text:p/>
        </draw:connector>
        <draw:custom-shape draw:style-name="gr4" draw:text-style-name="P1" xml:id="id3" draw:id="id3" draw:layer="layout" svg:width="4.6cm" svg:height="2.2cm" svg:x="9.9cm" svg:y="2.9cm">
          <text:p text:style-name="P1">Android</text:p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2cm" svg:y1="5.1cm" svg:x2="12.2cm" svg:y2="7.3cm" draw:start-shape="id3" draw:start-glue-point="2" draw:end-shape="id1" draw:end-glue-point="0" svg:d="m12200 5100v22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4T22:15:09.71</meta:creation-date>
    <dc:date>2013-02-04T22:23:35.23</dc:date>
    <meta:editing-duration>PT8M31S</meta:editing-duration>
    <meta:editing-cycles>1</meta:editing-cycles>
    <meta:document-statistic meta:object-count="6"/>
    <meta:generator>LibreOffice/3.4$Win32 LibreOffice_project/340m1$Build-402</meta:generator>
  </office:meta>
</office:document-meta>
</file>